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6.80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3.78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063cm" fo:min-width="7.5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8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782cm" fo:min-width="16.32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7cm" fo:min-width="6.8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2.35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925cm" fo:min-width="3.62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5.3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cm" fo:min-width="8.393cm"/>
      <style:paragraph-properties style:writing-mode="lr-tb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0.19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4cm" fo:min-width="11.359cm"/>
      <style:paragraph-properties style:writing-mode="lr-tb"/>
    </style:style>
    <style:style style:name="gr15" style:family="graphic" style:parent-style-name="objectwithoutfill">
      <style:graphic-properties draw:marker-start="Arrowheads_20_4" draw:marker-end="" draw:marker-end-width="0.3cm" draw:fill="none" draw:textarea-vertical-align="middle"/>
    </style:style>
    <style:style style:name="gr16" style:family="graphic" style:parent-style-name="Arrow_20_Line" style:list-style-name="L1">
      <style:graphic-properties draw:textarea-vertical-align="middle" draw:line-distance="0.117cm"/>
      <style:paragraph-properties style:writing-mode="lr-tb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98cm" fo:min-width="10.288cm"/>
      <style:paragraph-properties style:writing-mode="lr-tb"/>
    </style:style>
    <style:style style:name="gr19" style:family="graphic" style:parent-style-name="Arrow_20_Line" style:list-style-name="L1">
      <style:graphic-properties draw:textarea-vertical-align="middle" draw:line-distance="0.1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918cm" fo:min-width="8.417cm"/>
      <style:paragraph-properties style:writing-mode="lr-tb"/>
    </style:style>
    <style:style style:name="gr21" style:family="graphic" style:parent-style-name="Arrow_20_Line" style:list-style-name="L1">
      <style:graphic-properties draw:textarea-vertical-align="middle" draw:line-distance="0.11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802cm" fo:min-width="5.912cm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 draw:line-distance="0.11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6cm" fo:min-width="3.722cm"/>
      <style:paragraph-properties style:writing-mode="lr-tb"/>
    </style:style>
    <style:style style:name="gr25" style:family="graphic" style:parent-style-name="standard">
      <style:graphic-properties draw:stroke="dash" draw:stroke-dash="Dash" svg:stroke-linecap="butt" draw:fill="none" draw:textarea-horizontal-align="justify" draw:textarea-vertical-align="middle" draw:auto-grow-height="false" fo:min-height="5.782cm" fo:min-width="18.55cm"/>
    </style:style>
    <style:style style:name="gr26" style:family="graphic" style:parent-style-name="standard">
      <style:graphic-properties draw:textarea-horizontal-align="justify" draw:textarea-vertical-align="middle" draw:auto-grow-height="false" fo:min-height="0.851cm" fo:min-width="3.46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883cm" fo:min-width="4.02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289cm" fo:min-width="0.8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063cm" fo:min-width="5.72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02cm" fo:min-width="10.61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6.5cm" fo:min-width="3.3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02cm" fo:min-width="14.10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51cm" fo:min-width="7.683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4.513cm" fo:min-width="2.992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338cm" fo:min-width="0.45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338cm" fo:min-width="2.993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655cm" fo:min-width="0.452cm"/>
      <style:paragraph-properties style:writing-mode="lr-tb"/>
    </style:style>
    <style:style style:name="gr40" style:family="graphic" style:parent-style-name="standard">
      <style:graphic-properties draw:fill-color="#ffa6a6" draw:textarea-horizontal-align="justify" draw:textarea-vertical-align="middle" draw:auto-grow-height="false" fo:min-height="1.02cm" fo:min-width="16.01cm"/>
      <style:paragraph-properties style:writing-mode="lr-tb"/>
    </style:style>
    <style:style style:name="gr41" style:family="graphic" style:parent-style-name="standard">
      <style:graphic-properties draw:fill-color="#ffa6a6" draw:textarea-horizontal-align="justify" draw:textarea-vertical-align="middle" draw:auto-grow-height="false" fo:min-height="0.768cm" fo:min-width="2.357cm"/>
      <style:paragraph-properties style:writing-mode="lr-tb"/>
    </style:style>
    <style:style style:name="gr42" style:family="graphic" style:parent-style-name="standard">
      <style:graphic-properties draw:fill-color="#cccccc" draw:textarea-horizontal-align="justify" draw:textarea-vertical-align="middle" draw:auto-grow-height="false" fo:min-height="1.804cm" fo:min-width="1.795cm"/>
      <style:paragraph-properties style:writing-mode="lr-tb"/>
    </style:style>
    <style:style style:name="gr43" style:family="graphic" style:parent-style-name="standard">
      <style:graphic-properties draw:fill-color="#cccccc" draw:textarea-horizontal-align="justify" draw:textarea-vertical-align="middle" draw:auto-grow-height="false" fo:min-height="2.729cm" fo:min-width="0.537cm"/>
    </style:style>
    <style:style style:name="gr44" style:family="graphic" style:parent-style-name="standard">
      <style:graphic-properties draw:textarea-horizontal-align="justify" draw:textarea-vertical-align="middle" draw:auto-grow-height="false" fo:min-height="1.01cm" fo:min-width="0.534cm"/>
    </style:style>
    <style:style style:name="gr45" style:family="graphic" style:parent-style-name="standard">
      <style:graphic-properties draw:fill-color="#cccccc" draw:textarea-horizontal-align="justify" draw:textarea-vertical-align="middle" draw:auto-grow-height="false" fo:min-height="1.871cm" fo:min-width="0.534cm"/>
    </style:style>
    <style:style style:name="gr46" style:family="graphic" style:parent-style-name="standard">
      <style:graphic-properties draw:fill-color="#cccccc" draw:textarea-horizontal-align="justify" draw:textarea-vertical-align="middle" draw:auto-grow-height="false" fo:min-height="0.916cm" fo:min-width="2.755cm"/>
      <style:paragraph-properties style:writing-mode="lr-tb"/>
    </style:style>
    <style:style style:name="gr47" style:family="graphic" style:parent-style-name="standard">
      <style:graphic-properties draw:fill-color="#cccccc" draw:textarea-horizontal-align="justify" draw:textarea-vertical-align="middle" draw:auto-grow-height="false" fo:min-height="0.864cm" fo:min-width="0.529cm"/>
    </style:style>
    <style:style style:name="gr48" style:family="graphic" style:parent-style-name="standard">
      <style:graphic-properties draw:fill-color="#cccccc" draw:textarea-horizontal-align="justify" draw:textarea-vertical-align="middle" draw:auto-grow-height="false" fo:min-height="1.168cm" fo:min-width="9.176cm"/>
      <style:paragraph-properties style:writing-mode="lr-tb"/>
    </style:style>
    <style:style style:name="gr49" style:family="graphic" style:parent-style-name="standard">
      <style:graphic-properties draw:fill-color="#cccccc" draw:textarea-horizontal-align="justify" draw:textarea-vertical-align="middle" draw:auto-grow-height="false" fo:min-height="3.392cm" fo:min-width="3.69cm"/>
      <style:paragraph-properties style:writing-mode="lr-tb"/>
    </style:style>
    <style:style style:name="gr50" style:family="graphic" style:parent-style-name="standard">
      <style:graphic-properties draw:fill-color="#cccccc" draw:textarea-horizontal-align="justify" draw:textarea-vertical-align="middle" draw:auto-grow-height="false" fo:min-height="6.699cm" fo:min-width="0.529cm"/>
    </style:style>
    <style:style style:name="gr51" style:family="graphic" style:parent-style-name="standard">
      <style:graphic-properties draw:textarea-horizontal-align="justify" draw:textarea-vertical-align="middle" draw:auto-grow-height="false" fo:min-height="1.288cm" fo:min-width="0.534cm"/>
    </style:style>
    <style:style style:name="gr52" style:family="graphic" style:parent-style-name="standard">
      <style:graphic-properties draw:fill-color="#cccccc" draw:textarea-horizontal-align="justify" draw:textarea-vertical-align="middle" draw:auto-grow-height="false" fo:min-height="1.288cm" fo:min-width="0.534cm"/>
    </style:style>
    <style:style style:name="gr53" style:family="graphic" style:parent-style-name="standard">
      <style:graphic-properties draw:textarea-horizontal-align="justify" draw:textarea-vertical-align="middle" draw:auto-grow-height="false" fo:min-height="1.735cm" fo:min-width="0.533cm"/>
    </style:style>
    <style:style style:name="gr54" style:family="graphic" style:parent-style-name="standard">
      <style:graphic-properties draw:fill-color="#ffe994" draw:textarea-horizontal-align="justify" draw:textarea-vertical-align="middle" draw:auto-grow-height="false" fo:min-height="3.244cm" fo:min-width="3.292cm"/>
      <style:paragraph-properties style:writing-mode="lr-tb"/>
    </style:style>
    <style:style style:name="gr55" style:family="graphic" style:parent-style-name="standard">
      <style:graphic-properties draw:fill-color="#ffa6a6" draw:textarea-horizontal-align="justify" draw:textarea-vertical-align="middle" draw:auto-grow-height="false" fo:min-height="1.168cm" fo:min-width="16.408cm"/>
      <style:paragraph-properties style:writing-mode="lr-tb"/>
    </style:style>
    <style:style style:name="gr56" style:family="graphic" style:parent-style-name="standard">
      <style:graphic-properties draw:fill-color="#729fcf" draw:textarea-horizontal-align="justify" draw:textarea-vertical-align="middle" draw:auto-grow-height="false" fo:min-height="3.392cm" fo:min-width="3.69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2.729cm" fo:min-width="0.537cm"/>
    </style:style>
    <style:style style:name="gr58" style:family="graphic" style:parent-style-name="standard">
      <style:graphic-properties draw:fill-color="#ffa6a6" draw:textarea-horizontal-align="justify" draw:textarea-vertical-align="middle" draw:auto-grow-height="false" fo:min-height="0.916cm" fo:min-width="2.755cm"/>
      <style:paragraph-properties style:writing-mode="lr-tb"/>
    </style:style>
    <style:style style:name="gr59" style:family="graphic" style:parent-style-name="standard">
      <style:graphic-properties draw:fill-color="#cccccc" draw:textarea-horizontal-align="justify" draw:textarea-vertical-align="middle" draw:auto-grow-height="false" fo:min-height="1.607cm" fo:min-width="0.537cm"/>
    </style:style>
    <style:style style:name="gr60" style:family="graphic" style:parent-style-name="standard">
      <style:graphic-properties draw:textarea-horizontal-align="justify" draw:textarea-vertical-align="middle" draw:auto-grow-height="false" fo:min-height="0.864cm" fo:min-width="0.529cm"/>
    </style:style>
    <style:style style:name="gr61" style:family="graphic" style:parent-style-name="standard">
      <style:graphic-properties draw:textarea-horizontal-align="justify" draw:textarea-vertical-align="middle" draw:auto-grow-height="false" fo:min-height="1.048cm" fo:min-width="0.533cm"/>
    </style:style>
    <style:style style:name="gr62" style:family="graphic" style:parent-style-name="standard">
      <style:graphic-properties draw:fill-color="#ffe994" draw:textarea-horizontal-align="justify" draw:textarea-vertical-align="middle" draw:auto-grow-height="false" fo:min-height="1.804cm" fo:min-width="1.795cm"/>
      <style:paragraph-properties style:writing-mode="lr-tb"/>
    </style:style>
    <style:style style:name="gr63" style:family="graphic" style:parent-style-name="standard">
      <style:graphic-properties draw:fill-color="#729fcf" draw:textarea-horizontal-align="justify" draw:textarea-vertical-align="middle" draw:auto-grow-height="false" fo:min-height="1.168cm" fo:min-width="9.176cm"/>
      <style:paragraph-properties style:writing-mode="lr-tb"/>
    </style:style>
    <style:style style:name="gr64" style:family="graphic" style:parent-style-name="standard">
      <style:graphic-properties draw:fill-color="#ffe994" draw:textarea-horizontal-align="justify" draw:textarea-vertical-align="middle" draw:auto-grow-height="false" fo:min-height="3.392cm" fo:min-width="3.69cm"/>
      <style:paragraph-properties style:writing-mode="lr-tb"/>
    </style:style>
    <style:style style:name="gr65" style:family="graphic" style:parent-style-name="standard">
      <style:graphic-properties draw:fill-color="#729fcf" draw:textarea-horizontal-align="justify" draw:textarea-vertical-align="middle" draw:auto-grow-height="false" fo:min-height="6.699cm" fo:min-width="0.529cm"/>
    </style:style>
    <style:style style:name="gr66" style:family="graphic" style:parent-style-name="standard">
      <style:graphic-properties draw:fill-color="#729fcf" draw:textarea-horizontal-align="justify" draw:textarea-vertical-align="middle" draw:auto-grow-height="false" fo:min-height="0.864cm" fo:min-width="0.529cm"/>
    </style:style>
    <style:style style:name="gr67" style:family="graphic" style:parent-style-name="standard">
      <style:graphic-properties draw:fill-color="#729fcf" draw:textarea-horizontal-align="justify" draw:textarea-vertical-align="middle" draw:auto-grow-height="false" fo:min-height="1.288cm" fo:min-width="0.534cm"/>
    </style:style>
    <style:style style:name="gr68" style:family="graphic" style:parent-style-name="standard">
      <style:graphic-properties draw:fill-color="#729fcf" draw:textarea-horizontal-align="justify" draw:textarea-vertical-align="middle" draw:auto-grow-height="false" fo:min-height="2.057cm" fo:min-width="0.537cm"/>
    </style:style>
    <style:style style:name="gr69" style:family="graphic" style:parent-style-name="standard">
      <style:graphic-properties draw:fill-color="#729fcf" draw:textarea-horizontal-align="justify" draw:textarea-vertical-align="middle" draw:auto-grow-height="false" fo:min-height="1.804cm" fo:min-width="1.795cm"/>
      <style:paragraph-properties style:writing-mode="lr-tb"/>
    </style:style>
    <style:style style:name="gr70" style:family="graphic" style:parent-style-name="standard">
      <style:graphic-properties draw:fill-color="#cccccc" draw:textarea-horizontal-align="justify" draw:textarea-vertical-align="middle" draw:auto-grow-height="false" fo:min-height="3.913cm" fo:min-width="0.529cm"/>
    </style:style>
    <style:style style:name="gr71" style:family="graphic" style:parent-style-name="standard">
      <style:graphic-properties draw:fill-color="#cccccc" draw:textarea-horizontal-align="justify" draw:textarea-vertical-align="middle" draw:auto-grow-height="false" fo:min-height="2.057cm" fo:min-width="0.537cm"/>
    </style:style>
    <style:style style:name="gr72" style:family="graphic" style:parent-style-name="standard">
      <style:graphic-properties draw:textarea-horizontal-align="justify" draw:textarea-vertical-align="middle" draw:auto-grow-height="false" fo:min-height="3.073cm" fo:min-width="0.53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3465a4"/>
      <style:paragraph-properties fo:margin-top="0cm" fo:margin-bottom="0cm"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ffa6a6"/>
      <style:paragraph-properties fo:text-align="center"/>
      <style:text-properties fo:font-size="12pt"/>
    </style:style>
    <style:style style:name="P12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cccccc"/>
      <style:paragraph-properties fo:text-align="center"/>
      <style:text-properties fo:font-size="12pt"/>
    </style:style>
    <style:style style:name="P15" style:family="paragraph">
      <loext:graphic-properties draw:fill-color="#ffe994"/>
      <style:paragraph-properties fo:text-align="center"/>
      <style:text-properties fo:font-size="12pt"/>
    </style:style>
    <style:style style:name="P16" style:family="paragraph">
      <loext:graphic-properties draw:fill-color="#729fcf"/>
      <style:paragraph-properties fo:text-align="center"/>
      <style:text-properties fo:font-size="12pt"/>
    </style:style>
    <style:style style:name="P17" style:family="paragraph">
      <loext:graphic-properties draw:fill-color="#ffe994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729fc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1.27cm" svg:x="6.415cm" svg:y="10.86cm">
          <text:p text:style-name="P1">Output hea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2cm" svg:height="1.27cm" svg:x="6.515cm" svg:y="10.96cm">
          <text:p text:style-name="P1">Output hea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2cm" svg:height="1.27cm" svg:x="6.615cm" svg:y="11.06cm">
          <text:p text:style-name="P1">Output h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288cm" svg:height="1.27cm" svg:x="3.222cm" svg:y="3.222cm">
          <text:p text:style-name="P1">Input Sequence (3138 x 4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288cm" svg:height="4.127cm" svg:x="3.222cm" svg:y="5.445cm">
          <text:p text:style-name="P1">Solo</text:p>
          <text:p text:style-name="P1">Model</text:p>
          <text:p text:style-name="P1">((slightly-larger-than-output-size) x num-filters)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7.302cm" svg:height="1.27cm" svg:x="6.715cm" svg:y="11.16cm">
          <text:p text:style-name="P1">Output head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53cm" svg:height="0.953cm" svg:x="9.807cm" svg:y="4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0.953cm" svg:height="1.27cm" svg:x="9.89cm" svg:y="9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6.828cm" svg:height="6.032cm" svg:x="2.587cm" svg:y="16.557cm">
          <text:p text:style-name="P1">Output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302cm" svg:height="1.587cm" svg:x="2.905cm" svg:y="18.145cm">
          <text:p text:style-name="P1">Task 1 logits (output-size,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302cm" svg:height="1.587cm" svg:x="2.905cm" svg:y="20.045cm">
          <text:p text:style-name="P1">Task 2 logits (output-size,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58cm" svg:height="0.635cm" svg:x="5.11cm" svg:y="21.73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28cm" svg:height="3.175cm" svg:x="14.017cm" svg:y="18.145cm">
          <text:p text:style-name="P1">Combined</text:p>
          <text:p text:style-name="P1">Counts (1,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1" draw:layer="layout" svg:width="15.875cm" svg:height="1.27cm" svg:x="3.222cm" svg:y="2.905cm">
          <text:p text:style-name="P1">Solo Input (3138 x 4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875cm" svg:height="1.588cm" svg:x="3.222cm" svg:y="4.492cm">
          <text:p text:style-name="P1">Initial conv (3118 x 256)</text:p>
          <draw:enhanced-geometry svg:viewBox="0 0 21600 21600" draw:glue-points="?f6 10800 10800 21600 ?f5 10800 10800 0" draw:text-areas="?f3 ?f3 ?f4 ?f4" draw:type="trapezoid" draw:modifiers="897.9591836734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4" draw:layer="layout" svg:width="1.27cm" svg:height="1.587cm" svg:x="17.827cm" svg:y="4.493cm">
          <text:p/>
          <draw:enhanced-geometry svg:viewBox="0 0 21600 21600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5" draw:layer="layout" svg:width="0.807cm" svg:height="0.814cm" svg:x="17.81cm" svg:y="4.41cm">
          <draw:text-box>
            <text:p>21</text:p>
          </draw:text-box>
        </draw:frame>
        <draw:custom-shape draw:style-name="gr14" draw:text-style-name="P1" draw:layer="layout" svg:width="14.605cm" svg:height="1.588cm" svg:x="3.857cm" svg:y="6.732cm">
          <text:p text:style-name="P1">Conv 0 (3114 x 256)</text:p>
          <draw:enhanced-geometry svg:viewBox="0 0 21600 21600" draw:glue-points="?f6 10800 10800 21600 ?f5 10800 10800 0" draw:text-areas="?f3 ?f3 ?f4 ?f4" draw:type="trapezoid" draw:modifiers="506.08578486413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6" draw:layer="layout" svg:x1="4.532cm" svg:y1="6.732cm" svg:x2="5.058cm" svg:y2="8.32cm">
          <text:p/>
        </draw:line>
        <draw:line draw:style-name="gr15" draw:text-style-name="P6" draw:layer="layout" svg:x1="5.594cm" svg:y1="6.714cm" svg:x2="5.068cm" svg:y2="8.302cm">
          <text:p/>
        </draw:line>
        <draw:line draw:style-name="gr15" draw:text-style-name="P6" draw:layer="layout" svg:x1="5.047cm" svg:y1="6.732cm" svg:x2="5.052cm" svg:y2="8.352cm">
          <text:p/>
        </draw:line>
        <draw:measure draw:style-name="gr16" draw:text-style-name="P7" draw:layer="measurelines" svg:x1="4.522cm" svg:y1="6.732cm" svg:x2="5.572cm" svg:y2="6.732cm">
          <text:p text:style-name="P7"><text:span text:style-name="T1"><text:measure text:kind="gap"/></text:span><text:span text:style-name="T1">5</text:span></text:p>
        </draw:measure>
        <draw:frame draw:style-name="gr17" draw:text-style-name="P8" draw:layer="layout" svg:width="0.549cm" svg:height="0.815cm" svg:x="8.663cm" svg:y="5.433cm">
          <draw:text-box>
            <text:p><text:measure text:kind="gap"/><text:measure text:kind="value"/><text:measure text:kind="value"/></text:p>
          </draw:text-box>
        </draw:frame>
        <draw:custom-shape draw:style-name="gr18" draw:text-style-name="P1" draw:layer="layout" svg:width="13.928cm" svg:height="1.588cm" svg:x="4.175cm" svg:y="8.986cm">
          <text:p text:style-name="P1">Conv 1 (3106 x 256)</text:p>
          <draw:enhanced-geometry svg:viewBox="0 0 21600 21600" draw:glue-points="?f6 10800 10800 21600 ?f5 10800 10800 0" draw:text-areas="?f3 ?f3 ?f4 ?f4" draw:type="trapezoid" draw:modifiers="1235.090005701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6" draw:layer="layout" svg:x1="4.821cm" svg:y1="8.986cm" svg:x2="5.449cm" svg:y2="10.574cm">
          <text:p/>
        </draw:line>
        <draw:line draw:style-name="gr15" draw:text-style-name="P6" draw:layer="layout" svg:x1="6.09cm" svg:y1="8.968cm" svg:x2="5.462cm" svg:y2="10.556cm">
          <text:p/>
        </draw:line>
        <draw:line draw:style-name="gr15" draw:text-style-name="P6" draw:layer="layout" svg:x1="5.437cm" svg:y1="8.986cm" svg:x2="5.443cm" svg:y2="10.606cm">
          <text:p/>
        </draw:line>
        <draw:measure draw:style-name="gr19" draw:text-style-name="P7" draw:layer="layout" svg:x1="4.804cm" svg:y1="8.986cm" svg:x2="6.176cm" svg:y2="8.986cm">
          <text:p text:style-name="P7"><text:span text:style-name="T1"><text:measure text:kind="gap"/></text:span><text:span text:style-name="T1">9</text:span></text:p>
        </draw:measure>
        <draw:custom-shape draw:style-name="gr20" draw:text-style-name="P1" draw:layer="layout" svg:width="12.129cm" svg:height="1.588cm" svg:x="5.063cm" svg:y="11.237cm">
          <text:p text:style-name="P1">Conv 2 (3090 x 256)</text:p>
          <draw:enhanced-geometry svg:viewBox="0 0 21600 21600" draw:glue-points="?f6 10800 10800 21600 ?f5 10800 10800 0" draw:text-areas="?f3 ?f3 ?f4 ?f4" draw:type="trapezoid" draw:modifiers="1999.4389901823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6" draw:layer="layout" svg:x1="5.649cm" svg:y1="11.237cm" svg:x2="6.806cm" svg:y2="12.825cm">
          <text:p/>
        </draw:line>
        <draw:line draw:style-name="gr15" draw:text-style-name="P6" draw:layer="layout" svg:x1="7.986cm" svg:y1="11.219cm" svg:x2="6.829cm" svg:y2="12.807cm">
          <text:p/>
        </draw:line>
        <draw:line draw:style-name="gr15" draw:text-style-name="P6" draw:layer="layout" svg:x1="6.783cm" svg:y1="11.237cm" svg:x2="6.794cm" svg:y2="12.857cm">
          <text:p/>
        </draw:line>
        <draw:measure draw:style-name="gr21" draw:text-style-name="P7" draw:layer="layout" svg:x1="5.627cm" svg:y1="11.237cm" svg:x2="7.939cm" svg:y2="11.237cm">
          <text:p text:style-name="P7"><text:span text:style-name="T1"><text:measure text:kind="gap"/></text:span><text:span text:style-name="T1">17</text:span></text:p>
        </draw:measure>
        <draw:custom-shape draw:style-name="gr22" draw:text-style-name="P1" draw:layer="layout" svg:width="9.69cm" svg:height="1.588cm" svg:x="6.232cm" svg:y="13.595cm">
          <text:p text:style-name="P1">Conv 3 (3058 x 256)</text:p>
          <draw:enhanced-geometry svg:viewBox="0 0 21600 21600" draw:glue-points="?f6 10800 10800 21600 ?f5 10800 10800 0" draw:text-areas="?f3 ?f3 ?f4 ?f4" draw:type="trapezoid" draw:modifiers="3426.959689740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5" draw:text-style-name="P6" draw:layer="layout" svg:x1="6.716cm" svg:y1="13.595cm" svg:x2="8.502cm" svg:y2="15.183cm">
          <text:p/>
        </draw:line>
        <draw:line draw:style-name="gr15" draw:text-style-name="P6" draw:layer="layout" svg:x1="10.324cm" svg:y1="13.577cm" svg:x2="8.538cm" svg:y2="15.165cm">
          <text:p/>
        </draw:line>
        <draw:line draw:style-name="gr15" draw:text-style-name="P6" draw:layer="layout" svg:x1="8.468cm" svg:y1="13.595cm" svg:x2="8.485cm" svg:y2="15.215cm">
          <text:p/>
        </draw:line>
        <draw:measure draw:style-name="gr23" draw:text-style-name="P7" draw:layer="layout" svg:x1="6.682cm" svg:y1="13.595cm" svg:x2="10.255cm" svg:y2="13.595cm">
          <text:p text:style-name="P7"><text:span text:style-name="T1"><text:measure text:kind="gap"/></text:span><text:span text:style-name="T1">33</text:span></text:p>
        </draw:measure>
        <draw:custom-shape draw:style-name="gr24" draw:text-style-name="P1" draw:layer="layout" svg:width="6.668cm" svg:height="1.588cm" svg:x="7.667cm" svg:y="15.722cm">
          <text:p text:style-name="P1">Conv 4-8 </text:p>
          <text:p text:style-name="P1">(1074 x 256)</text:p>
          <draw:enhanced-geometry svg:viewBox="0 0 21600 21600" draw:glue-points="?f6 10800 10800 21600 ?f5 10800 10800 0" draw:text-areas="?f3 ?f3 ?f4 ?f4" draw:type="trapezoid" draw:modifiers="4440.485829959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6" draw:layer="layout" svg:width="19.05cm" svg:height="6.032cm" svg:x="1.317cm" svg:y="20.6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715cm" svg:height="1.587cm" svg:x="14.017cm" svg:y="23.542cm">
          <text:p text:style-name="P1">Profile conv</text:p>
          <text:p text:style-name="P1">(1000 x 2)</text:p>
          <draw:enhanced-geometry svg:viewBox="0 0 21600 21600" draw:glue-points="?f6 10800 10800 21600 ?f5 10800 10800 0" draw:text-areas="?f3 ?f3 ?f4 ?f4" draw:type="trapezoid" draw:modifiers="2806.549118387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7.302cm" svg:height="1.27cm" svg:x="7.315cm" svg:y="17.76cm">
          <text:p text:style-name="P1">Output hea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2cm" svg:height="1.27cm" svg:x="7.415cm" svg:y="17.86cm">
          <text:p text:style-name="P1">Output hea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2cm" svg:height="1.27cm" svg:x="7.515cm" svg:y="17.96cm">
          <text:p text:style-name="P1">Output hea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02cm" svg:height="1.27cm" svg:x="7.615cm" svg:y="18.06cm">
          <text:p text:style-name="P1">Output heads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.35cm" svg:height="1.587cm" svg:x="2.905cm" svg:y="22.59cm">
          <text:p text:style-name="P1">Counts GAP</text:p>
          <text:p text:style-name="P1">(256,)</text:p>
          <draw:enhanced-geometry svg:viewBox="0 0 21600 21600" draw:glue-points="?f6 10800 10800 21600 ?f5 10800 10800 0" draw:text-areas="?f3 ?f3 ?f4 ?f4" draw:type="trapezoid" draw:modifiers="2431.806849494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1" draw:layer="layout" svg:width="4.763cm" svg:height="1.905cm" svg:x="3.757cm" svg:y="24.56cm">
          <text:p/>
          <draw:enhanced-geometry svg:viewBox="0 0 21600 21600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9" draw:text-style-name="P9" draw:layer="layout" svg:width="4.445cm" svg:height="2.236cm" svg:x="3.91cm" svg:y="24.412cm">
          <draw:text-box>
            <text:p text:style-name="P2">Counts dense (1,)</text:p>
          </draw:text-box>
        </draw:frame>
      </draw:page>
      <draw:page draw:name="page3" draw:style-name="dp1" draw:master-page-name="Default">
        <draw:custom-shape draw:style-name="gr30" draw:text-style-name="P1" draw:layer="layout" svg:width="11.113cm" svg:height="4.127cm" svg:x="5.462cm" svg:y="6.08cm">
          <text:p text:style-name="P1">Model</text:p>
          <text:p text:style-name="P1">(1074 x 256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1" draw:text-style-name="P1" draw:layer="layout" svg:width="11.112cm" svg:height="0.952cm" svg:x="5.445cm" svg:y="4.81cm">
          <text:p text:style-name="P1">Sequence (3138 x 4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81cm" svg:height="6.75cm" svg:x="3.752cm" svg:y="11.077cm">
          <text:p text:style-name="P1">Head 1:</text:p>
          <text:p text:style-name="P1">Nanog +</text:p>
          <text:p text:style-name="P1">Nanog -</text:p>
          <text:p text:style-name="P1"/>
          <text:p text:style-name="P1">Profile</text:p>
          <text:p text:style-name="P1">(1000 x 2)</text:p>
          <text:p text:style-name="P1">Counts:</text:p>
          <text:p text:style-name="P1">(1,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81cm" svg:height="6.75cm" svg:x="8.452cm" svg:y="11.077cm">
          <text:p text:style-name="P1">Head 1:</text:p>
          <text:p text:style-name="P1">ATAC</text:p>
          <text:p text:style-name="P1"/>
          <text:p text:style-name="P1"/>
          <text:p text:style-name="P1">Profile</text:p>
          <text:p text:style-name="P1">(1000 x 1)</text:p>
          <text:p text:style-name="P1">Counts:</text:p>
          <text:p text:style-name="P1">(1,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81cm" svg:height="6.75cm" svg:x="13.252cm" svg:y="11.077cm">
          <text:p text:style-name="P1">Head 1:</text:p>
          <text:p text:style-name="P1">Mnase +</text:p>
          <text:p text:style-name="P1">Mnase -</text:p>
          <text:p text:style-name="P1"/>
          <text:p text:style-name="P1">Profile</text:p>
          <text:p text:style-name="P1">(1000 x 2)</text:p>
          <text:p text:style-name="P1">Counts:</text:p>
          <text:p text:style-name="P1">(1,)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3" draw:text-style-name="P1" draw:layer="layout" svg:width="14.605cm" svg:height="1.27cm" svg:x="3.54cm" svg:y="6.397cm">
          <text:p text:style-name="P1">Sequence (3138 x 4)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4.605cm" svg:height="2.857cm" svg:x="3.54cm" svg:y="7.985cm">
          <text:p text:style-name="P1">Model</text:p>
          <text:p text:style-name="P1">(1074 x 256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5" draw:text-style-name="P1" draw:layer="layout" svg:width="3.492cm" svg:height="4.763cm" svg:x="3.54cm" svg:y="12.112cm">
          <text:p text:style-name="P1">Head 1:</text:p>
          <text:p text:style-name="P1">Nanog +</text:p>
          <text:p text:style-name="P1">Nanog -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952cm" svg:height="1.588cm" svg:x="2.905cm" svg:y="17.19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493cm" svg:height="1.588cm" svg:x="5.127cm" svg:y="17.192cm">
          <text:p text:style-name="P1">Profile </text:p>
          <text:p text:style-name="P1">(1000 x 2)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492cm" svg:height="4.763cm" svg:x="11.477cm" svg:y="12.112cm">
          <text:p text:style-name="P1">Head 1:</text:p>
          <text:p text:style-name="P1">ATAC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952cm" svg:height="1.588cm" svg:x="10.842cm" svg:y="17.19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493cm" svg:height="1.588cm" svg:x="13.064cm" svg:y="17.192cm">
          <text:p text:style-name="P1">Profile </text:p>
          <text:p text:style-name="P1">(1000 x 1)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3.492cm" svg:height="1.905cm" svg:x="13.065cm" svg:y="19.415cm">
          <text:p text:style-name="P1">Transform</text:p>
          <text:p text:style-name="P1">Activation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3.492cm" svg:height="1.905cm" svg:x="5.128cm" svg:y="19.415cm">
          <text:p text:style-name="P1">Transform</text:p>
          <text:p text:style-name="P1">Activation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952cm" svg:height="1.905cm" svg:x="2.905cm" svg:y="19.415cm">
          <text:p text:style-name="P1">T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952cm" svg:height="1.905cm" svg:x="10.842cm" svg:y="19.415cm">
          <text:p text:style-name="P1">T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952cm" svg:height="1.588cm" svg:x="2.905cm" svg:y="22.09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493cm" svg:height="1.588cm" svg:x="5.127cm" svg:y="22.092cm">
          <text:p text:style-name="P1">Profile </text:p>
          <text:p text:style-name="P1">(1000 x 2)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952cm" svg:height="1.588cm" svg:x="10.842cm" svg:y="22.09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493cm" svg:height="1.588cm" svg:x="13.064cm" svg:y="22.092cm">
          <text:p text:style-name="P1">Profile </text:p>
          <text:p text:style-name="P1">(1000 x 1)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0" draw:text-style-name="P11" draw:layer="layout" svg:width="16.51cm" svg:height="1.27cm" svg:x="2.587cm" svg:y="3.725cm">
          <text:p text:style-name="P10">Sequence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2.857cm" svg:height="1.27cm" svg:x="1.318cm" svg:y="10.762cm">
          <text:p text:style-name="P10">Bia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2" draw:text-style-name="P12" draw:layer="layout" svg:width="3.175cm" svg:height="1.905cm" svg:x="4.192cm" svg:y="13.22cm">
          <text:p text:style-name="P2"><text:span text:style-name="T2">Transfor-mation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3" draw:text-style-name="P13" draw:layer="layout" svg:width="1.27cm" svg:height="3.175cm" svg:x="5.127cm" svg:y="10.075cm">
          <text:p/>
          <draw:enhanced-geometry svg:viewBox="0 0 21600 21600" draw:text-areas="?f0 0 ?f2 ?f5" draw:type="down-arrow" draw:modifiers="16936.032388664 5370.25963808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2" draw:layer="layout" svg:width="1.27cm" svg:height="1.27cm" draw:transform="rotate (-1.5707963267949) translate (5.445cm 10.76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3" draw:layer="layout" svg:width="1.27cm" svg:height="2.254cm" svg:x="5.127cm" svg:y="15.1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1.318cm" svg:y="15.263cm">
          <text:p text:style-name="P10">Experimen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7" draw:text-style-name="P13" draw:layer="layout" svg:width="1.27cm" svg:height="1.27cm" draw:transform="rotate (-1.5707963267949) translate (5.445cm 15.363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2" draw:layer="layout" svg:width="9.278cm" svg:height="1.27cm" svg:x="5.692cm" svg:y="17.377cm">
          <text:p text:style-name="P2"><text:span text:style-name="T2">Add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4" draw:layer="layout" svg:width="6.35cm" svg:height="3.493cm" svg:x="11.688cm" svg:y="6.582cm">
          <text:p text:style-name="P10">Regression model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0" draw:text-style-name="P13" draw:layer="layout" svg:width="1.27cm" svg:height="7.303cm" svg:x="14.228cm" svg:y="10.073cm">
          <text:p/>
          <draw:enhanced-geometry svg:viewBox="0 0 21600 21600" draw:text-areas="?f0 0 ?f2 ?f5" draw:type="down-arrow" draw:modifiers="18605.1640667025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svg:x="9.572cm" svg:y="18.629cm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8.718cm" svg:y="19.864cm">
          <text:p text:style-name="P10">Experimen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1" draw:text-style-name="P2" draw:layer="layout" svg:width="1.27cm" svg:height="1.588cm" svg:x="5.245cm" svg:y="4.9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13" draw:layer="layout" svg:width="1.27cm" svg:height="1.588cm" svg:x="14.246cm" svg:y="4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1.5707963267949) translate (15.188cm 13.38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16.457cm" svg:y="12.112cm">
          <text:p text:style-name="P10">Unbiased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3" draw:text-style-name="P2" draw:layer="layout" svg:width="0.635cm" svg:height="1.837cm" svg:x="5.445cm" svg:y="9.8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6.35cm" svg:height="3.493cm" svg:x="2.587cm" svg:y="6.582cm">
          <text:p text:style-name="P10">Solo model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</draw:page>
      <draw:page draw:name="page6" draw:style-name="dp1" draw:master-page-name="Default">
        <draw:custom-shape draw:style-name="gr55" draw:text-style-name="P11" draw:layer="layout" svg:width="16.51cm" svg:height="1.27cm" svg:x="2.587cm" svg:y="3.725cm">
          <text:p text:style-name="P10">Sequence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6.35cm" svg:height="3.493cm" svg:x="2.587cm" svg:y="6.582cm">
          <text:p text:style-name="P10">Solo model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6" draw:text-style-name="P14" draw:layer="layout" svg:width="2.857cm" svg:height="1.27cm" svg:x="1.318cm" svg:y="10.762cm">
          <text:p text:style-name="P10">Bia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7" draw:text-style-name="P2" draw:layer="layout" svg:width="1.27cm" svg:height="3.175cm" svg:x="5.127cm" svg:y="10.075cm">
          <text:p/>
          <draw:enhanced-geometry svg:viewBox="0 0 21600 21600" draw:text-areas="?f0 0 ?f2 ?f5" draw:type="down-arrow" draw:modifiers="16936.032388664 5370.25963808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-1.5707963267949) translate (5.445cm 10.76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11" draw:layer="layout" svg:width="2.857cm" svg:height="1.27cm" svg:x="1.318cm" svg:y="15.263cm">
          <text:p text:style-name="P10">Experimen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8" draw:text-style-name="P12" draw:layer="layout" svg:width="9.278cm" svg:height="1.27cm" svg:x="5.692cm" svg:y="17.377cm">
          <text:p text:style-name="P2"><text:span text:style-name="T2">Add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4" draw:layer="layout" svg:width="6.35cm" svg:height="3.493cm" svg:x="11.688cm" svg:y="6.582cm">
          <text:p text:style-name="P10">Regression model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0" draw:text-style-name="P13" draw:layer="layout" svg:width="1.27cm" svg:height="7.303cm" svg:x="14.228cm" svg:y="10.073cm">
          <text:p/>
          <draw:enhanced-geometry svg:viewBox="0 0 21600 21600" draw:text-areas="?f0 0 ?f2 ?f5" draw:type="down-arrow" draw:modifiers="18605.1640667025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svg:x="9.572cm" svg:y="18.629cm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8.718cm" svg:y="19.864cm">
          <text:p text:style-name="P10">Experimen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1" draw:text-style-name="P2" draw:layer="layout" svg:width="1.27cm" svg:height="1.588cm" svg:x="5.245cm" svg:y="4.9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13" draw:layer="layout" svg:width="1.27cm" svg:height="1.588cm" svg:x="14.246cm" svg:y="4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1.5707963267949) translate (15.188cm 13.38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16.457cm" svg:y="12.112cm">
          <text:p text:style-name="P10">Unbiased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9" draw:text-style-name="P13" draw:layer="layout" svg:width="1.27cm" svg:height="1.917cm" svg:x="5.127cm" svg:y="15.475cm">
          <text:p/>
          <draw:enhanced-geometry svg:viewBox="0 0 21600 21600" draw:text-areas="?f0 0 ?f2 ?f5" draw:type="down-arrow" draw:modifiers="16936.032388664 5370.25963808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2" draw:layer="layout" svg:width="1.27cm" svg:height="1.27cm" draw:transform="rotate (-1.5707963267949) translate (5.445cm 15.26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" draw:layer="layout" svg:width="0.635cm" svg:height="1.15cm" svg:x="5.445cm" svg:y="15.05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3.175cm" svg:height="1.905cm" svg:x="4.192cm" svg:y="13.22cm">
          <text:p text:style-name="P2"><text:span text:style-name="T2">Transfor-mation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</draw:page>
      <draw:page draw:name="page7" draw:style-name="dp1" draw:master-page-name="Default">
        <draw:custom-shape draw:style-name="gr55" draw:text-style-name="P11" draw:layer="layout" svg:width="16.51cm" svg:height="1.27cm" svg:x="2.587cm" svg:y="3.725cm">
          <text:p text:style-name="P10">Sequence</text:p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6.35cm" svg:height="3.493cm" svg:x="2.587cm" svg:y="6.582cm">
          <text:p text:style-name="P10">Solo model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6" draw:text-style-name="P14" draw:layer="layout" svg:width="2.857cm" svg:height="1.27cm" svg:x="1.318cm" svg:y="10.762cm">
          <text:p text:style-name="P10">Bia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7" draw:text-style-name="P2" draw:layer="layout" svg:width="1.27cm" svg:height="3.175cm" svg:x="5.127cm" svg:y="10.075cm">
          <text:p/>
          <draw:enhanced-geometry svg:viewBox="0 0 21600 21600" draw:text-areas="?f0 0 ?f2 ?f5" draw:type="down-arrow" draw:modifiers="16936.032388664 5370.25963808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-1.5707963267949) translate (5.445cm 10.76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1.318cm" svg:y="15.263cm">
          <text:p text:style-name="P10">Experimen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3" draw:text-style-name="P18" draw:layer="layout" svg:width="9.278cm" svg:height="1.27cm" svg:x="5.692cm" svg:y="17.377cm">
          <text:p text:style-name="P2"><text:span text:style-name="T2">Add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15" draw:layer="layout" svg:width="6.35cm" svg:height="3.493cm" svg:x="11.688cm" svg:y="6.582cm">
          <text:p text:style-name="P10">Regression model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5" draw:text-style-name="P19" draw:layer="layout" svg:width="1.27cm" svg:height="7.303cm" svg:x="14.228cm" svg:y="10.073cm">
          <text:p/>
          <draw:enhanced-geometry svg:viewBox="0 0 21600 21600" draw:text-areas="?f0 0 ?f2 ?f5" draw:type="down-arrow" draw:modifiers="18605.1640667025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19" draw:layer="layout" svg:width="1.27cm" svg:height="1.27cm" svg:x="9.572cm" svg:y="18.629cm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11" draw:layer="layout" svg:width="2.857cm" svg:height="1.27cm" svg:x="8.718cm" svg:y="19.864cm">
          <text:p text:style-name="P10">Experimen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1" draw:text-style-name="P2" draw:layer="layout" svg:width="1.27cm" svg:height="1.588cm" svg:x="5.245cm" svg:y="4.9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9" draw:layer="layout" svg:width="1.27cm" svg:height="1.588cm" svg:x="14.246cm" svg:y="4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1.5707963267949) translate (15.188cm 13.38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16.457cm" svg:y="12.112cm">
          <text:p text:style-name="P10">Unbiased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8" draw:text-style-name="P19" draw:layer="layout" svg:width="1.27cm" svg:height="2.422cm" svg:x="5.127cm" svg:y="14.97cm">
          <text:p/>
          <draw:enhanced-geometry svg:viewBox="0 0 21600 21600" draw:text-areas="?f0 0 ?f2 ?f5" draw:type="down-arrow" draw:modifiers="16936.032388664 5370.25963808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-1.5707963267949) translate (5.445cm 15.26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8" draw:layer="layout" svg:width="3.175cm" svg:height="1.905cm" svg:x="4.192cm" svg:y="13.22cm">
          <text:p text:style-name="P2"><text:span text:style-name="T2">Transfor-mation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</draw:page>
      <draw:page draw:name="page8" draw:style-name="dp1" draw:master-page-name="Default">
        <draw:custom-shape draw:style-name="gr55" draw:text-style-name="P11" draw:layer="layout" svg:width="16.51cm" svg:height="1.27cm" svg:x="2.587cm" svg:y="3.725cm">
          <text:p text:style-name="P10">Sequence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6.35cm" svg:height="3.493cm" svg:x="2.587cm" svg:y="6.582cm">
          <text:p text:style-name="P10">Solo model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6" draw:text-style-name="P14" draw:layer="layout" svg:width="2.857cm" svg:height="1.27cm" svg:x="1.318cm" svg:y="10.762cm">
          <text:p text:style-name="P10">Bias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3" draw:layer="layout" svg:width="1.27cm" svg:height="3.175cm" svg:x="5.127cm" svg:y="10.075cm">
          <text:p/>
          <draw:enhanced-geometry svg:viewBox="0 0 21600 21600" draw:text-areas="?f0 0 ?f2 ?f5" draw:type="down-arrow" draw:modifiers="16936.032388664 5370.25963808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-1.5707963267949) translate (5.445cm 10.76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1.318cm" svg:y="15.263cm">
          <text:p text:style-name="P10">Experimen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8" draw:text-style-name="P12" draw:layer="layout" svg:width="9.278cm" svg:height="1.27cm" svg:x="5.692cm" svg:y="17.377cm">
          <text:p text:style-name="P2"><text:span text:style-name="T2">Add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13" draw:layer="layout" svg:width="1.27cm" svg:height="4.311cm" svg:x="14.228cm" svg:y="13.065cm">
          <text:p/>
          <draw:enhanced-geometry svg:viewBox="0 0 21600 21600" draw:text-areas="?f0 0 ?f2 ?f5" draw:type="down-arrow" draw:modifiers="17697.7736549165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svg:x="9.572cm" svg:y="18.629cm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8.718cm" svg:y="19.864cm">
          <text:p text:style-name="P10">Experimen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2" draw:text-style-name="P13" draw:layer="layout" svg:width="1.27cm" svg:height="1.588cm" svg:x="5.245cm" svg:y="4.9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9" draw:layer="layout" svg:width="1.27cm" svg:height="1.588cm" svg:x="14.246cm" svg:y="4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1.5707963267949) translate (15.188cm 13.38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4" draw:layer="layout" svg:width="2.857cm" svg:height="1.27cm" svg:x="16.457cm" svg:y="12.112cm">
          <text:p text:style-name="P10">Unbiased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1" draw:text-style-name="P13" draw:layer="layout" svg:width="1.27cm" svg:height="2.422cm" svg:x="5.127cm" svg:y="14.97cm">
          <text:p/>
          <draw:enhanced-geometry svg:viewBox="0 0 21600 21600" draw:text-areas="?f0 0 ?f2 ?f5" draw:type="down-arrow" draw:modifiers="16936.032388664 5370.25963808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13" draw:layer="layout" svg:width="1.27cm" svg:height="1.27cm" draw:transform="rotate (-1.5707963267949) translate (5.445cm 15.262cm)">
          <text:p/>
          <draw:enhanced-geometry svg:viewBox="0 0 21600 21600" draw:text-areas="?f0 0 ?f2 ?f5" draw:type="down-arrow" draw:modifiers="11165.3815892998 5438.237608182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2" draw:layer="layout" svg:width="3.175cm" svg:height="1.905cm" svg:x="4.192cm" svg:y="13.22cm">
          <text:p text:style-name="P2"><text:span text:style-name="T2">Transfor-mation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2" draw:text-style-name="P2" draw:layer="layout" svg:width="0.635cm" svg:height="3.175cm" svg:x="14.552cm" svg:y="9.8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6.35cm" svg:height="3.493cm" svg:x="11.688cm" svg:y="6.582cm">
          <text:p text:style-name="P10">Regression model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30" svg:d="M10 30l-10-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17T15:24:29.277322043</meta:creation-date>
    <dc:date>2022-06-03T12:12:08.939298026</dc:date>
    <meta:editing-duration>P3DT17H6S</meta:editing-duration>
    <meta:editing-cycles>3</meta:editing-cycles>
    <meta:generator>LibreOffice/7.2.6.2$MacOSX_X86_64 LibreOffice_project/b0ec3a565991f7569a5a7f5d24fed7f52653d754</meta:generator>
    <meta:document-statistic meta:object-count="144"/>
  </office:meta>
</office:document-meta>
</file>